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148" calcext:value-type="float">
            <text:p>-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148" calcext:value-type="float">
            <text:p>-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64" calcext:value-type="float">
            <text:p>-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3296" calcext:value-type="float">
            <text:p>-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9664" calcext:value-type="float">
            <text:p>-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6784" calcext:value-type="float">
            <text:p>-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6128" calcext:value-type="float">
            <text:p>-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472" calcext:value-type="float">
            <text:p>-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4856" calcext:value-type="float">
            <text:p>-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9352" calcext:value-type="float">
            <text:p>-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4968" calcext:value-type="float">
            <text:p>-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9832" calcext:value-type="float">
            <text:p>-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9728" calcext:value-type="float">
            <text:p>-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3832" calcext:value-type="float">
            <text:p>-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1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7-1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5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3-2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3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6128" calcext:value-type="float">
            <text:p>-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2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144" calcext:value-type="float">
            <text:p>-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792" calcext:value-type="float">
            <text:p>-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792" calcext:value-type="float">
            <text:p>-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4344" calcext:value-type="float">
            <text:p>-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0674" calcext:value-type="float">
            <text:p>-0.82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59952" calcext:value-type="float">
            <text:p>-0.8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1734545454546" calcext:value-type="float">
            <text:p>-0.831734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4440516129032" calcext:value-type="float">
            <text:p>-0.8944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880103225807" calcext:value-type="float">
            <text:p>-1.1488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3018322580645" calcext:value-type="float">
            <text:p>-0.5030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76976" calcext:value-type="float">
            <text:p>-0.57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7870461538462" calcext:value-type="float">
            <text:p>-0.897870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63904" calcext:value-type="float">
            <text:p>-1.39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59870967742" calcext:value-type="float">
            <text:p>-1.4595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8796" calcext:value-type="float">
            <text:p>-1.28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52085" calcext:value-type="float">
            <text:p>-0.525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0864" calcext:value-type="float">
            <text:p>-0.2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2904" calcext:value-type="float">
            <text:p>-2.1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205866666667" calcext:value-type="float">
            <text:p>-1.0620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589333333333" calcext:value-type="float">
            <text:p>-0.94758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294038709677" calcext:value-type="float">
            <text:p>-2.312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3488" calcext:value-type="float">
            <text:p>-2.13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874116129032" calcext:value-type="float">
            <text:p>-2.488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654924137931" calcext:value-type="float">
            <text:p>-2.6865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281883870968" calcext:value-type="float">
            <text:p>-2.372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444475" calcext:value-type="float">
            <text:p>-2.0344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62832" calcext:value-type="float">
            <text:p>-1.6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54375" calcext:value-type="float">
            <text:p>-1.595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5044" calcext:value-type="float">
            <text:p>-1.4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71168" calcext:value-type="float">
            <text:p>-1.411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4059764705882" calcext:value-type="float">
            <text:p>-0.2540597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63208" calcext:value-type="float">
            <text:p>-0.63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34296774194" calcext:value-type="float">
            <text:p>-1.527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36864" calcext:value-type="float">
            <text:p>-0.8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973485714286" calcext:value-type="float">
            <text:p>-1.5797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61367741936" calcext:value-type="float">
            <text:p>-1.5056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594916129032" calcext:value-type="float">
            <text:p>-1.485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314993548387" calcext:value-type="float">
            <text:p>-1.4331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2545" calcext:value-type="float">
            <text:p>-1.655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89264" calcext:value-type="float">
            <text:p>-0.8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765725" calcext:value-type="float">
            <text:p>-1.0676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692103225807" calcext:value-type="float">
            <text:p>-1.3469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6808" calcext:value-type="float">
            <text:p>-2.6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95664516129" calcext:value-type="float">
            <text:p>-2.6519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1935" calcext:value-type="float">
            <text:p>-2.691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118" calcext:value-type="float">
            <text:p>-2.468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5088" calcext:value-type="float">
            <text:p>-2.3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58705882353" calcext:value-type="float">
            <text:p>-2.276587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969651612903" calcext:value-type="float">
            <text:p>-1.7996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0895" calcext:value-type="float">
            <text:p>-1.859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56424" calcext:value-type="float">
            <text:p>-2.0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413125" calcext:value-type="float">
            <text:p>-2.5741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92448" calcext:value-type="float">
            <text:p>-2.9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12085" calcext:value-type="float">
            <text:p>-2.811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75228571429" calcext:value-type="float">
            <text:p>-2.4267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935" calcext:value-type="float">
            <text:p>-2.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9658" calcext:value-type="float">
            <text:p>-2.089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7312" calcext:value-type="float">
            <text:p>-1.6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05352" calcext:value-type="float">
            <text:p>-1.6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348975" calcext:value-type="float">
            <text:p>-2.0134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80875" calcext:value-type="float">
            <text:p>-1.8988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57736" calcext:value-type="float">
            <text:p>-2.4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267" calcext:value-type="float">
            <text:p>-2.898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13345454545" calcext:value-type="float">
            <text:p>-3.31913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07791304348" calcext:value-type="float">
            <text:p>-2.959077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184103225807" calcext:value-type="float">
            <text:p>-2.611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8488" calcext:value-type="float">
            <text:p>-2.4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418993548387" calcext:value-type="float">
            <text:p>-2.134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2545" calcext:value-type="float">
            <text:p>-2.036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60208" calcext:value-type="float">
            <text:p>-2.04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613" calcext:value-type="float">
            <text:p>-2.237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2928" calcext:value-type="float">
            <text:p>-2.0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89565" calcext:value-type="float">
            <text:p>-2.318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902771428571" calcext:value-type="float">
            <text:p>-1.90902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7635" calcext:value-type="float">
            <text:p>-1.917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13215483871" calcext:value-type="float">
            <text:p>-1.921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50864" calcext:value-type="float">
            <text:p>-1.88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826" calcext:value-type="float">
            <text:p>-1.655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97352" calcext:value-type="float">
            <text:p>-1.58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23781818182" calcext:value-type="float">
            <text:p>-1.3832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72567741936" calcext:value-type="float">
            <text:p>-1.258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8904" calcext:value-type="float">
            <text:p>-1.45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355" calcext:value-type="float">
            <text:p>-1.316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9856" calcext:value-type="float">
            <text:p>-1.4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602525" calcext:value-type="float">
            <text:p>-1.7260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946317241379" calcext:value-type="float">
            <text:p>-1.66946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978775" calcext:value-type="float">
            <text:p>-1.349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185987096774" calcext:value-type="float">
            <text:p>-1.6318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99458064516" calcext:value-type="float">
            <text:p>-1.283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6118193548387" calcext:value-type="float">
            <text:p>-0.6261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768258064516" calcext:value-type="float">
            <text:p>-0.2597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529875" calcext:value-type="float">
            <text:p>-0.4852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062525" calcext:value-type="float">
            <text:p>-0.430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1784" calcext:value-type="float">
            <text:p>-0.71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324877419355" calcext:value-type="float">
            <text:p>-1.0932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9504" calcext:value-type="float">
            <text:p>-1.30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805419354839" calcext:value-type="float">
            <text:p>-1.638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04114285714" calcext:value-type="float">
            <text:p>-1.5810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574430769230769" calcext:value-type="float">
            <text:p>-0.0057443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8623225806452" calcext:value-type="float">
            <text:p>-0.1686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86456" calcext:value-type="float">
            <text:p>-0.2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4372129032258" calcext:value-type="float">
            <text:p>-0.2243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24464516129" calcext:value-type="float">
            <text:p>-0.384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11125" calcext:value-type="float">
            <text:p>-0.890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82728" calcext:value-type="float">
            <text:p>-1.2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31896774194" calcext:value-type="float">
            <text:p>-1.3353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45931034483" calcext:value-type="float">
            <text:p>-1.5334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202064516129" calcext:value-type="float">
            <text:p>-0.62120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5395612903226" calcext:value-type="float">
            <text:p>-0.3753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4884" calcext:value-type="float">
            <text:p>-0.2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5875" calcext:value-type="float">
            <text:p>-0.128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61" calcext:value-type="float">
            <text:p>-0.5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294967741935" calcext:value-type="float">
            <text:p>-0.38129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6015" calcext:value-type="float">
            <text:p>-0.2406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90672" calcext:value-type="float">
            <text:p>-0.3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14625" calcext:value-type="float">
            <text:p>-0.4081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2288" calcext:value-type="float">
            <text:p>-0.7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8526" calcext:value-type="float">
            <text:p>-0.39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204514285714" calcext:value-type="float">
            <text:p>-1.2320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5702769230769" calcext:value-type="float">
            <text:p>-0.845702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7635" calcext:value-type="float">
            <text:p>-0.774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3485" calcext:value-type="float">
            <text:p>1.2643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78735483871" calcext:value-type="float">
            <text:p>1.0147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9553806451613" calcext:value-type="float">
            <text:p>0.5595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8936571428571" calcext:value-type="float">
            <text:p>0.30893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0812" calcext:value-type="float">
            <text:p>0.4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732025" calcext:value-type="float">
            <text:p>0.6573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5144" calcext:value-type="float">
            <text:p>0.73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407019354839" calcext:value-type="float">
            <text:p>1.004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65935483871" calcext:value-type="float">
            <text:p>1.1336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3695" calcext:value-type="float">
            <text:p>0.670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8663741935484" calcext:value-type="float">
            <text:p>0.1486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30144" calcext:value-type="float">
            <text:p>-0.2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0045" calcext:value-type="float">
            <text:p>-0.36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3296" calcext:value-type="float">
            <text:p>-1.31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6175" calcext:value-type="float">
            <text:p>-1.511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986342857143" calcext:value-type="float">
            <text:p>-1.5198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209" calcext:value-type="float">
            <text:p>-1.48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25135483871" calcext:value-type="float">
            <text:p>-0.917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1868" calcext:value-type="float">
            <text:p>-0.7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789425" calcext:value-type="float">
            <text:p>-0.6778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3408" calcext:value-type="float">
            <text:p>-0.9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96375" calcext:value-type="float">
            <text:p>-0.909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792748387097" calcext:value-type="float">
            <text:p>-1.287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835034482759" calcext:value-type="float">
            <text:p>-1.7783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164516129032" calcext:value-type="float">
            <text:p>-2.101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08375" calcext:value-type="float">
            <text:p>-2.890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054828571429" calcext:value-type="float">
            <text:p>-3.0805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79896774194" calcext:value-type="float">
            <text:p>-2.889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61264516129" calcext:value-type="float">
            <text:p>-2.5666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17096" calcext:value-type="float">
            <text:p>-2.45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98175" calcext:value-type="float">
            <text:p>-2.349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284774193548" calcext:value-type="float">
            <text:p>-2.382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000825806452" calcext:value-type="float">
            <text:p>-2.1800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28875" calcext:value-type="float">
            <text:p>-2.3102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01909677419" calcext:value-type="float">
            <text:p>-2.2790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66993548387" calcext:value-type="float">
            <text:p>-2.9266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419509677419" calcext:value-type="float">
            <text:p>-2.544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589548387097" calcext:value-type="float">
            <text:p>-2.555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057682758621" calcext:value-type="float">
            <text:p>-2.46057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436825806452" calcext:value-type="float">
            <text:p>-2.774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317729032258" calcext:value-type="float">
            <text:p>-2.4631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060980645161" calcext:value-type="float">
            <text:p>-2.1506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954580645161" calcext:value-type="float">
            <text:p>-2.019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92672" calcext:value-type="float">
            <text:p>-1.9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866725" calcext:value-type="float">
            <text:p>-1.5286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6479" calcext:value-type="float">
            <text:p>-1.546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7135" calcext:value-type="float">
            <text:p>-0.755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830348387097" calcext:value-type="float">
            <text:p>-1.2483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190038709677" calcext:value-type="float">
            <text:p>-1.611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21032258064" calcext:value-type="float">
            <text:p>-2.0392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977186206897" calcext:value-type="float">
            <text:p>-2.08977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0883" calcext:value-type="float">
            <text:p>-1.730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732490322581" calcext:value-type="float">
            <text:p>-1.9973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21935483871" calcext:value-type="float">
            <text:p>-1.804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506525" calcext:value-type="float">
            <text:p>-1.665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884103225807" calcext:value-type="float">
            <text:p>-1.468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264775" calcext:value-type="float">
            <text:p>-1.3726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483225" calcext:value-type="float">
            <text:p>-1.3248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520984615385" calcext:value-type="float">
            <text:p>-1.41520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106761290323" calcext:value-type="float">
            <text:p>-1.5610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95695483871" calcext:value-type="float">
            <text:p>-1.619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81961290323" calcext:value-type="float">
            <text:p>-1.4818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80110344828" calcext:value-type="float">
            <text:p>-1.37780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11765" calcext:value-type="float">
            <text:p>-1.03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58993548387" calcext:value-type="float">
            <text:p>-1.5245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0345548387097" calcext:value-type="float">
            <text:p>-0.9703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765125" calcext:value-type="float">
            <text:p>-0.2576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91664" calcext:value-type="float">
            <text:p>0.23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377725" calcext:value-type="float">
            <text:p>0.5037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397775" calcext:value-type="float">
            <text:p>0.583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96504" calcext:value-type="float">
            <text:p>0.8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2049" calcext:value-type="float">
            <text:p>0.392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8837161290323" calcext:value-type="float">
            <text:p>-0.20883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22864516129" calcext:value-type="float">
            <text:p>-0.256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5072571428571" calcext:value-type="float">
            <text:p>-0.63507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7477935483871" calcext:value-type="float">
            <text:p>0.2474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6072258064516" calcext:value-type="float">
            <text:p>0.4060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706" calcext:value-type="float">
            <text:p>0.60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459294117647" calcext:value-type="float">
            <text:p>0.335459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72864" calcext:value-type="float">
            <text:p>0.43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3694451612903" calcext:value-type="float">
            <text:p>0.8736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59365" calcext:value-type="float">
            <text:p>1.0159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336475" calcext:value-type="float">
            <text:p>1.0133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64955" calcext:value-type="float">
            <text:p>0.9164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2011612903226" calcext:value-type="float">
            <text:p>0.7320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814864516129" calcext:value-type="float">
            <text:p>0.378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353655172414" calcext:value-type="float">
            <text:p>0.42535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2754909090909" calcext:value-type="float">
            <text:p>0.382754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098709677419" calcext:value-type="float">
            <text:p>1.260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60541935484" calcext:value-type="float">
            <text:p>1.230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53032258065" calcext:value-type="float">
            <text:p>1.170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96475" calcext:value-type="float">
            <text:p>1.6229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05725" calcext:value-type="float">
            <text:p>1.982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68625" calcext:value-type="float">
            <text:p>2.0616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4096" calcext:value-type="float">
            <text:p>1.8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24585" calcext:value-type="float">
            <text:p>1.382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0612129032258" calcext:value-type="float">
            <text:p>0.6206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582625" calcext:value-type="float">
            <text:p>0.895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0408" calcext:value-type="float">
            <text:p>0.68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10375" calcext:value-type="float">
            <text:p>0.681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046" calcext:value-type="float">
            <text:p>1.13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8104" calcext:value-type="float">
            <text:p>1.4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6073" calcext:value-type="float">
            <text:p>1.346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73316129032" calcext:value-type="float">
            <text:p>1.281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82" calcext:value-type="float">
            <text:p>1.9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50967741936" calcext:value-type="float">
            <text:p>1.8165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4575483871" calcext:value-type="float">
            <text:p>1.866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788" calcext:value-type="float">
            <text:p>1.3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500129032258" calcext:value-type="float">
            <text:p>1.0550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171675" calcext:value-type="float">
            <text:p>0.7817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3592857142857" calcext:value-type="float">
            <text:p>0.44359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70025" calcext:value-type="float">
            <text:p>0.649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023741935484" calcext:value-type="float">
            <text:p>0.74302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60384" calcext:value-type="float">
            <text:p>0.8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381" calcext:value-type="float">
            <text:p>1.143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464" calcext:value-type="float">
            <text:p>1.2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383725" calcext:value-type="float">
            <text:p>0.9838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848877419355" calcext:value-type="float">
            <text:p>1.108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44855" calcext:value-type="float">
            <text:p>-0.0744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29225" calcext:value-type="float">
            <text:p>-0.52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96490322581" calcext:value-type="float">
            <text:p>-1.402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798896551724" calcext:value-type="float">
            <text:p>-0.37479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286625" calcext:value-type="float">
            <text:p>-0.072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30855" calcext:value-type="float">
            <text:p>0.303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6224" calcext:value-type="float">
            <text:p>0.7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93625806452" calcext:value-type="float">
            <text:p>1.603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7215483871" calcext:value-type="float">
            <text:p>1.692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72541935484" calcext:value-type="float">
            <text:p>1.428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0348" calcext:value-type="float">
            <text:p>1.2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0617548387097" calcext:value-type="float">
            <text:p>0.86061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3237419354839" calcext:value-type="float">
            <text:p>0.9532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937075" calcext:value-type="float">
            <text:p>0.299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5065806451613" calcext:value-type="float">
            <text:p>0.4650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7152" calcext:value-type="float">
            <text:p>0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4300307692308" calcext:value-type="float">
            <text:p>0.64430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4047483870968" calcext:value-type="float">
            <text:p>0.7240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9143225806452" calcext:value-type="float">
            <text:p>0.5191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1645" calcext:value-type="float">
            <text:p>0.554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3624" calcext:value-type="float">
            <text:p>1.42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767" calcext:value-type="float">
            <text:p>1.564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993" calcext:value-type="float">
            <text:p>1.467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131771428572" calcext:value-type="float">
            <text:p>1.18131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853090909091" calcext:value-type="float">
            <text:p>0.79885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67225" calcext:value-type="float">
            <text:p>0.44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8425230769231" calcext:value-type="float">
            <text:p>0.178425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4008" calcext:value-type="float">
            <text:p>0.0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6276363636364" calcext:value-type="float">
            <text:p>-0.0456276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7680516129032" calcext:value-type="float">
            <text:p>-0.1476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274064516129" calcext:value-type="float">
            <text:p>-0.4352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2916363636364" calcext:value-type="float">
            <text:p>0.242916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0384" calcext:value-type="float">
            <text:p>0.6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334725" calcext:value-type="float">
            <text:p>0.8733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068914285714" calcext:value-type="float">
            <text:p>1.0506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2982896551724" calcext:value-type="float">
            <text:p>0.32298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1438545454545" calcext:value-type="float">
            <text:p>0.2414385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950967741935" calcext:value-type="float">
            <text:p>-0.67695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9238857142857" calcext:value-type="float">
            <text:p>-0.6592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26576" calcext:value-type="float">
            <text:p>-0.89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02967741936" calcext:value-type="float">
            <text:p>-1.0240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3070193548387" calcext:value-type="float">
            <text:p>-0.6230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2796" calcext:value-type="float">
            <text:p>-0.2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6315096774194" calcext:value-type="float">
            <text:p>-0.4563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2072" calcext:value-type="float">
            <text:p>0.3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1132903225807" calcext:value-type="float">
            <text:p>0.46113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6106838709677" calcext:value-type="float">
            <text:p>0.4861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7976" calcext:value-type="float">
            <text:p>0.2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2371096774194" calcext:value-type="float">
            <text:p>-0.1423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14592" calcext:value-type="float">
            <text:p>-0.6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4678193548387" calcext:value-type="float">
            <text:p>-0.5346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3973428571429" calcext:value-type="float">
            <text:p>-0.11397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72642580645161" calcext:value-type="float">
            <text:p>0.03726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7316129032258" calcext:value-type="float">
            <text:p>0.01573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3104" calcext:value-type="float">
            <text:p>0.1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9548387096774" calcext:value-type="float">
            <text:p>0.31954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9248" calcext:value-type="float">
            <text:p>1.4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26038709677" calcext:value-type="float">
            <text:p>1.8252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65212903226" calcext:value-type="float">
            <text:p>1.321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918967741936" calcext:value-type="float">
            <text:p>0.42091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6152" calcext:value-type="float">
            <text:p>-0.5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318967741936" calcext:value-type="float">
            <text:p>-0.57331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450322580645" calcext:value-type="float">
            <text:p>-0.5304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980903225806" calcext:value-type="float">
            <text:p>-0.38798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86536" calcext:value-type="float">
            <text:p>-0.09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0896727272727" calcext:value-type="float">
            <text:p>0.87089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9492" calcext:value-type="float">
            <text:p>1.2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95767741936" calcext:value-type="float">
            <text:p>1.2099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3185548387097" calcext:value-type="float">
            <text:p>0.8331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5392" calcext:value-type="float">
            <text:p>0.78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71303225807" calcext:value-type="float">
            <text:p>1.2067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5544" calcext:value-type="float">
            <text:p>0.29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0392774193548" calcext:value-type="float">
            <text:p>-0.34039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5256774193548" calcext:value-type="float">
            <text:p>-0.3952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5493935483871" calcext:value-type="float">
            <text:p>-0.3754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32096" calcext:value-type="float">
            <text:p>-0.4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41584516129032" calcext:value-type="float">
            <text:p>0.01415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23264" calcext:value-type="float">
            <text:p>0.1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741858064516" calcext:value-type="float">
            <text:p>1.2474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17548387097" calcext:value-type="float">
            <text:p>1.7481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2976" calcext:value-type="float">
            <text:p>1.56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50322580645" calcext:value-type="float">
            <text:p>1.494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8608" calcext:value-type="float">
            <text:p>1.7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84129032258" calcext:value-type="float">
            <text:p>1.6798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77171428571" calcext:value-type="float">
            <text:p>2.5277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80464516129" calcext:value-type="float">
            <text:p>2.578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08567741935" calcext:value-type="float">
            <text:p>2.6150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82144" calcext:value-type="float">
            <text:p>2.52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54141935484" calcext:value-type="float">
            <text:p>2.6235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9608" calcext:value-type="float">
            <text:p>3.47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2415483871" calcext:value-type="float">
            <text:p>3.567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03716129032" calcext:value-type="float">
            <text:p>3.333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9744" calcext:value-type="float">
            <text:p>3.1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44925" calcext:value-type="float">
            <text:p>1.654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7152" calcext:value-type="float">
            <text:p>2.19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29522580645" calcext:value-type="float">
            <text:p>1.735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41314285714" calcext:value-type="float">
            <text:p>1.8904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92387096774" calcext:value-type="float">
            <text:p>2.143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56593548387" calcext:value-type="float">
            <text:p>2.094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764" calcext:value-type="float">
            <text:p>2.04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85419354839" calcext:value-type="float">
            <text:p>1.942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4808" calcext:value-type="float">
            <text:p>2.04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45341935484" calcext:value-type="float">
            <text:p>2.6814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85367741935" calcext:value-type="float">
            <text:p>3.0448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7656" calcext:value-type="float">
            <text:p>2.64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48412903226" calcext:value-type="float">
            <text:p>1.8824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1632" calcext:value-type="float">
            <text:p>1.8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05729032258" calcext:value-type="float">
            <text:p>1.8840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71057142857" calcext:value-type="float">
            <text:p>1.9297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71793548387" calcext:value-type="float">
            <text:p>1.7867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80103225807" calcext:value-type="float">
            <text:p>1.9108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7992" calcext:value-type="float">
            <text:p>2.10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99303225807" calcext:value-type="float">
            <text:p>1.5419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5288" calcext:value-type="float">
            <text:p>1.7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43509677419" calcext:value-type="float">
            <text:p>2.1784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55870967742" calcext:value-type="float">
            <text:p>2.282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5136" calcext:value-type="float">
            <text:p>2.02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59775" calcext:value-type="float">
            <text:p>0.9725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48056" calcext:value-type="float">
            <text:p>1.31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76082758621" calcext:value-type="float">
            <text:p>1.26576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10335483871" calcext:value-type="float">
            <text:p>1.141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54038709677" calcext:value-type="float">
            <text:p>1.017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04152" calcext:value-type="float">
            <text:p>0.68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860412903226" calcext:value-type="float">
            <text:p>1.318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1704" calcext:value-type="float">
            <text:p>2.0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71458064516" calcext:value-type="float">
            <text:p>2.091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50374193548" calcext:value-type="float">
            <text:p>1.916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1864" calcext:value-type="float">
            <text:p>1.54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8695172413793" calcext:value-type="float">
            <text:p>0.85869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49336" calcext:value-type="float">
            <text:p>0.81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710967741935" calcext:value-type="float">
            <text:p>0.66171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4588" calcext:value-type="float">
            <text:p>0.8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64025806452" calcext:value-type="float">
            <text:p>1.140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52077419355" calcext:value-type="float">
            <text:p>1.364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3096" calcext:value-type="float">
            <text:p>1.53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31575" calcext:value-type="float">
            <text:p>1.383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31148387097" calcext:value-type="float">
            <text:p>1.6933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23896774194" calcext:value-type="float">
            <text:p>1.457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5208" calcext:value-type="float">
            <text:p>1.22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7645161290323" calcext:value-type="float">
            <text:p>0.5776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49776" calcext:value-type="float">
            <text:p>0.40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4464258064516" calcext:value-type="float">
            <text:p>0.4944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2351428571429" calcext:value-type="float">
            <text:p>0.08523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216309677419355" calcext:value-type="float">
            <text:p>-0.002163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01312" calcext:value-type="float">
            <text:p>0.42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9612" calcext:value-type="float">
            <text:p>0.9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67968" calcext:value-type="float">
            <text:p>0.39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08776" calcext:value-type="float">
            <text:p>0.6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565677419355" calcext:value-type="float">
            <text:p>0.74056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509075" calcext:value-type="float">
            <text:p>0.3450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1552" calcext:value-type="float">
            <text:p>0.5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357677419355" calcext:value-type="float">
            <text:p>0.2193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53291428571429" calcext:value-type="float">
            <text:p>-0.075329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8929032258065" calcext:value-type="float">
            <text:p>-0.6489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4459384615385" calcext:value-type="float">
            <text:p>-0.334459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13632" calcext:value-type="float">
            <text:p>-0.3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645935483871" calcext:value-type="float">
            <text:p>-0.0676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3168" calcext:value-type="float">
            <text:p>0.3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038709677419" calcext:value-type="float">
            <text:p>0.7890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8143225806452" calcext:value-type="float">
            <text:p>0.1381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04336" calcext:value-type="float">
            <text:p>0.3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80103225806452" calcext:value-type="float">
            <text:p>-0.05801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354" calcext:value-type="float">
            <text:p>-0.3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0658838709677" calcext:value-type="float">
            <text:p>-0.3306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4935448275862" calcext:value-type="float">
            <text:p>-0.28493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9571096774194" calcext:value-type="float">
            <text:p>-0.5995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391692307692" calcext:value-type="float">
            <text:p>-0.32039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12264" calcext:value-type="float">
            <text:p>0.2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03001379310345" calcext:value-type="float">
            <text:p>-0.010300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0624" calcext:value-type="float">
            <text:p>0.4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5066322580645" calcext:value-type="float">
            <text:p>0.1250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55522580645161" calcext:value-type="float">
            <text:p>-0.055552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4906666666667" calcext:value-type="float">
            <text:p>-0.073490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30131612903226" calcext:value-type="float">
            <text:p>0.09301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87552" calcext:value-type="float">
            <text:p>0.0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4057714285714" calcext:value-type="float">
            <text:p>0.24405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355076923077" calcext:value-type="float">
            <text:p>0.115355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3411368421053" calcext:value-type="float">
            <text:p>0.2634113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14624" calcext:value-type="float">
            <text:p>0.32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1808" calcext:value-type="float">
            <text:p>0.2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5224842105263" calcext:value-type="float">
            <text:p>0.3752248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177428571429" calcext:value-type="float">
            <text:p>0.60317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5822709677419" calcext:value-type="float">
            <text:p>0.9658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0304" calcext:value-type="float">
            <text:p>2.32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58477419355" calcext:value-type="float">
            <text:p>2.6385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7168" calcext:value-type="float">
            <text:p>2.5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39174193548" calcext:value-type="float">
            <text:p>2.544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02885714286" calcext:value-type="float">
            <text:p>2.4080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19070967742" calcext:value-type="float">
            <text:p>2.3861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36096" calcext:value-type="float">
            <text:p>2.781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71172413793" calcext:value-type="float">
            <text:p>2.8567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82618181818" calcext:value-type="float">
            <text:p>2.9388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0056" calcext:value-type="float">
            <text:p>2.7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73496774193" calcext:value-type="float">
            <text:p>3.1397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39664516129" calcext:value-type="float">
            <text:p>2.7433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78222222222" calcext:value-type="float">
            <text:p>3.1117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75870967742" calcext:value-type="float">
            <text:p>2.739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4904" calcext:value-type="float">
            <text:p>2.19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67767741936" calcext:value-type="float">
            <text:p>2.0176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38457142857" calcext:value-type="float">
            <text:p>2.3693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988077419355" calcext:value-type="float">
            <text:p>2.339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36180645161" calcext:value-type="float">
            <text:p>2.071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6536" calcext:value-type="float">
            <text:p>2.6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5584516129" calcext:value-type="float">
            <text:p>2.452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3912" calcext:value-type="float">
            <text:p>2.26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02270967742" calcext:value-type="float">
            <text:p>2.1850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24103225806" calcext:value-type="float">
            <text:p>2.7642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232" calcext:value-type="float">
            <text:p>2.1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7504516129" calcext:value-type="float">
            <text:p>1.321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0232" calcext:value-type="float">
            <text:p>1.4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092335483871" calcext:value-type="float">
            <text:p>1.340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24910344828" calcext:value-type="float">
            <text:p>1.53324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59638709677" calcext:value-type="float">
            <text:p>1.4655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45858064516" calcext:value-type="float">
            <text:p>1.567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9536" calcext:value-type="float">
            <text:p>2.11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20283870968" calcext:value-type="float">
            <text:p>2.0162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064" calcext:value-type="float">
            <text:p>2.1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68903225806" calcext:value-type="float">
            <text:p>1.7766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14941935484" calcext:value-type="float">
            <text:p>2.535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0016" calcext:value-type="float">
            <text:p>2.3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9215483871" calcext:value-type="float">
            <text:p>1.768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2616" calcext:value-type="float">
            <text:p>2.04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76980645161" calcext:value-type="float">
            <text:p>1.9067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084942857143" calcext:value-type="float">
            <text:p>2.5508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89393548387" calcext:value-type="float">
            <text:p>2.4328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5295483871" calcext:value-type="float">
            <text:p>2.061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3216" calcext:value-type="float">
            <text:p>2.6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75793548387" calcext:value-type="float">
            <text:p>2.4877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6072" calcext:value-type="float">
            <text:p>2.47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28877419355" calcext:value-type="float">
            <text:p>1.794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66812903226" calcext:value-type="float">
            <text:p>2.592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34" calcext:value-type="float">
            <text:p>2.5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10503225806" calcext:value-type="float">
            <text:p>2.0571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7856" calcext:value-type="float">
            <text:p>2.1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61496774194" calcext:value-type="float">
            <text:p>1.798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7578" calcext:value-type="float">
            <text:p>1.957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0889548387097" calcext:value-type="float">
            <text:p>0.7508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494916129032" calcext:value-type="float">
            <text:p>1.104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0064" calcext:value-type="float">
            <text:p>2.13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06348387097" calcext:value-type="float">
            <text:p>2.376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036" calcext:value-type="float">
            <text:p>2.82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22425806452" calcext:value-type="float">
            <text:p>2.3842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01496774194" calcext:value-type="float">
            <text:p>3.094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9016" calcext:value-type="float">
            <text:p>2.46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69238709677" calcext:value-type="float">
            <text:p>1.8526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3344" calcext:value-type="float">
            <text:p>1.71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947612903226" calcext:value-type="float">
            <text:p>0.60094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028342857143" calcext:value-type="float">
            <text:p>1.0702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0253419354839" calcext:value-type="float">
            <text:p>0.7002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0519225806452" calcext:value-type="float">
            <text:p>0.8605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1104" calcext:value-type="float">
            <text:p>1.31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21470967742" calcext:value-type="float">
            <text:p>1.435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98" calcext:value-type="float">
            <text:p>1.49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1161290322581" calcext:value-type="float">
            <text:p>0.8111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99724137931" calcext:value-type="float">
            <text:p>1.69899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1368" calcext:value-type="float">
            <text:p>1.7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865625806452" calcext:value-type="float">
            <text:p>1.268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8704" calcext:value-type="float">
            <text:p>1.68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9135483871" calcext:value-type="float">
            <text:p>1.323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110709677419" calcext:value-type="float">
            <text:p>0.9841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18496" calcext:value-type="float">
            <text:p>0.99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01048" calcext:value-type="float">
            <text:p>0.94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7153806451613" calcext:value-type="float">
            <text:p>0.4071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01696" calcext:value-type="float">
            <text:p>-0.2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924444444444" calcext:value-type="float">
            <text:p>-0.213924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08" calcext:value-type="float">
            <text:p>2.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0255" calcext:value-type="float">
            <text:p>0.5850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2464" calcext:value-type="float">
            <text:p>1.1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79969230769" calcext:value-type="float">
            <text:p>1.29879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66096" calcext:value-type="float">
            <text:p>1.01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6296" calcext:value-type="float">
            <text:p>1.43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20232258065" calcext:value-type="float">
            <text:p>1.5942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3768" calcext:value-type="float">
            <text:p>1.5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48180645161" calcext:value-type="float">
            <text:p>1.507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09058064516" calcext:value-type="float">
            <text:p>2.052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0472" calcext:value-type="float">
            <text:p>1.92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81883870968" calcext:value-type="float">
            <text:p>1.610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2088" calcext:value-type="float">
            <text:p>1.2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38967741936" calcext:value-type="float">
            <text:p>1.2373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156571428571" calcext:value-type="float">
            <text:p>0.92615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3819428571429" calcext:value-type="float">
            <text:p>0.91381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08036" calcext:value-type="float">
            <text:p>0.79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151741935484" calcext:value-type="float">
            <text:p>0.6241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9478451612903" calcext:value-type="float">
            <text:p>0.6694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31664516129" calcext:value-type="float">
            <text:p>0.5793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652" calcext:value-type="float">
            <text:p>0.39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260387096774" calcext:value-type="float">
            <text:p>0.3012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9366857142857" calcext:value-type="float">
            <text:p>0.15936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42864516129" calcext:value-type="float">
            <text:p>0.3324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3008857142857" calcext:value-type="float">
            <text:p>0.34300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862896551724" calcext:value-type="float">
            <text:p>0.50586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026666666667" calcext:value-type="float">
            <text:p>0.67902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0786" calcext:value-type="float">
            <text:p>0.700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31584" calcext:value-type="float">
            <text:p>0.68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06008" calcext:value-type="float">
            <text:p>0.59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668857142857" calcext:value-type="float">
            <text:p>0.67066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8669818181818" calcext:value-type="float">
            <text:p>0.64866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552842105263" calcext:value-type="float">
            <text:p>0.3325528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236444444444" calcext:value-type="float">
            <text:p>0.170236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09144" calcext:value-type="float">
            <text:p>0.0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497032258064" calcext:value-type="float">
            <text:p>-0.24049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7927142857143" calcext:value-type="float">
            <text:p>-0.28792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3187428571429" calcext:value-type="float">
            <text:p>-0.68318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81" calcext:value-type="float">
            <text:p>0.0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6792" calcext:value-type="float">
            <text:p>0.2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934967741936" calcext:value-type="float">
            <text:p>0.54893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26432" calcext:value-type="float">
            <text:p>0.68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24335483871" calcext:value-type="float">
            <text:p>0.853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8917161290323" calcext:value-type="float">
            <text:p>0.8489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874" calcext:value-type="float">
            <text:p>0.89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6019612903226" calcext:value-type="float">
            <text:p>0.7960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0464" calcext:value-type="float">
            <text:p>0.2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4834838709677" calcext:value-type="float">
            <text:p>0.21483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9767714285714" calcext:value-type="float">
            <text:p>0.20976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5532" calcext:value-type="float">
            <text:p>0.0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302857142857" calcext:value-type="float">
            <text:p>0.15530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8604137931034" calcext:value-type="float">
            <text:p>0.0918604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74208" calcext:value-type="float">
            <text:p>0.05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74192" calcext:value-type="float">
            <text:p>0.0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1804129032258" calcext:value-type="float">
            <text:p>0.25180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2964307692308" calcext:value-type="float">
            <text:p>0.622964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0736" calcext:value-type="float">
            <text:p>0.79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4134451612903" calcext:value-type="float">
            <text:p>0.5841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07616" calcext:value-type="float">
            <text:p>0.20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6620307692308" calcext:value-type="float">
            <text:p>0.15662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908857142857" calcext:value-type="float">
            <text:p>0.30490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9451692307692" calcext:value-type="float">
            <text:p>0.41945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74052173913" calcext:value-type="float">
            <text:p>0.292740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699555555556" calcext:value-type="float">
            <text:p>0.460699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619612903226" calcext:value-type="float">
            <text:p>0.6436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2880727272727" calcext:value-type="float">
            <text:p>0.742880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2559142857143" calcext:value-type="float">
            <text:p>0.77255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990620689655" calcext:value-type="float">
            <text:p>0.97599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552307692308" calcext:value-type="float">
            <text:p>0.374552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3896" calcext:value-type="float">
            <text:p>0.3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21536" calcext:value-type="float">
            <text:p>0.1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938" calcext:value-type="float">
            <text:p>0.26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762" calcext:value-type="float">
            <text:p>-0.0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5730666666667" calcext:value-type="float">
            <text:p>-0.21573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52551724137931" calcext:value-type="float">
            <text:p>-0.0052551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0034322580645" calcext:value-type="float">
            <text:p>0.2500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29632" calcext:value-type="float">
            <text:p>0.4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3613052631579" calcext:value-type="float">
            <text:p>0.5536130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6622769230769" calcext:value-type="float">
            <text:p>0.586622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5321263157895" calcext:value-type="float">
            <text:p>0.625321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34" calcext:value-type="float">
            <text:p>0.8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7328727272727" calcext:value-type="float">
            <text:p>-0.51732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5898285714286" calcext:value-type="float">
            <text:p>-0.16589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638896551724" calcext:value-type="float">
            <text:p>-0.23763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51688" calcext:value-type="float">
            <text:p>-0.0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71202857142857" calcext:value-type="float">
            <text:p>0.037120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24232258064516" calcext:value-type="float">
            <text:p>-0.009242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25272" calcext:value-type="float">
            <text:p>0.0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3651555555556" calcext:value-type="float">
            <text:p>0.203651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3036129032258" calcext:value-type="float">
            <text:p>0.2030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972" calcext:value-type="float">
            <text:p>0.28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752832" calcext:value-type="float">
            <text:p>0.12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959" calcext:value-type="float">
            <text:p>-0.52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3625379310345" calcext:value-type="float">
            <text:p>-0.52362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1122666666667" calcext:value-type="float">
            <text:p>-0.43112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883310344828" calcext:value-type="float">
            <text:p>-0.353883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9114580645161" calcext:value-type="float">
            <text:p>-0.3391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528363636364" calcext:value-type="float">
            <text:p>-0.313528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6324" calcext:value-type="float">
            <text:p>-0.3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3008" calcext:value-type="float">
            <text:p>-0.2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00656" calcext:value-type="float">
            <text:p>-0.2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525538461538" calcext:value-type="float">
            <text:p>-0.365525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6292129032258" calcext:value-type="float">
            <text:p>-0.34629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665290322581" calcext:value-type="float">
            <text:p>-0.6526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2112" calcext:value-type="float">
            <text:p>-0.6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33944" calcext:value-type="float">
            <text:p>-0.7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1097" calcext:value-type="float">
            <text:p>-2.681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83058823529" calcext:value-type="float">
            <text:p>-1.871830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14461538462" calcext:value-type="float">
            <text:p>-1.06914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91535483871" calcext:value-type="float">
            <text:p>-1.339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942285714286" calcext:value-type="float">
            <text:p>-1.3694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334222222222" calcext:value-type="float">
            <text:p>-1.62334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4005" calcext:value-type="float">
            <text:p>-1.56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195764705882" calcext:value-type="float">
            <text:p>-1.991957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797935483871" calcext:value-type="float">
            <text:p>-1.407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0352" calcext:value-type="float">
            <text:p>-1.8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51136" calcext:value-type="float">
            <text:p>-0.9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2390608695652" calcext:value-type="float">
            <text:p>-0.8723906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4850666666667" calcext:value-type="float">
            <text:p>-0.79485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45024" calcext:value-type="float">
            <text:p>-0.5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176463157894737" calcext:value-type="float">
            <text:p>-0.001764631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037846153846" calcext:value-type="float">
            <text:p>-0.420037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371789473684" calcext:value-type="float">
            <text:p>-1.87371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65818181818" calcext:value-type="float">
            <text:p>-2.73765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04470588235" calcext:value-type="float">
            <text:p>-3.697044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786666666667" calcext:value-type="float">
            <text:p>-4.0978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311652173913" calcext:value-type="float">
            <text:p>-4.063116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56" meta:object-count="0"/>
    <meta:user-defined meta:name="AppVersion">3.0</meta:user-defined>
  </office:meta>
</office:document-meta>
</file>